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5/2022<text:bookmark-end text:name="Text14"/></text:p>
            <text:p text:style-name="Normální">KVOP-39247/2022<text:bookmark-end text:name="Text2"/></text:p>
            <text:p text:style-name="Normální"><text:bookmark-start text:name="Text6"/>13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P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<text:s/>o svobodném přístupu k informacím, ve znění pozdějších předpisů</text:h>
      <text:p text:style-name="Základnítext"/>
      <text:p text:style-name="Základnítext">Vážený pane S.,</text:p>
      <text:p text:style-name="Základnítext">dne 11. července 2022 byla do Kanceláře veřejného ochránce práv doručena Vaše žádost podle zákona o svobodném přístupu k informacím, kterou<text:s/><text:span text:style-name="Silné">žádáte o zaslání aktuálního Sborník</text:span><text:span text:style-name="Silné">u stanovisek veřejného ochránce práv. Předpokládám, že máte na mysli sborník z agendy vězeňství.<text:s/></text:span>Uvedenou publikaci zasílám v příloze.</text:p>
      <text:p text:style-name="Základnítext"/>
      <text:p text:style-name="Základnítext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  <text:p text:style-name="Normální"><text:span text:style-name="T18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PZ7Y*</text:span></text:p>
        <text:p text:style-name="P12"><text:span text:style-name="T13">KVOPX00CPZ7Y</text:span>KVOPX00CPZ7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0:32:00Z</meta:creation-date>
    <dc:date>2022-08-02T10:33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94" meta:character-count="648" meta:row-count="4" meta:non-whitespace-character-count="555"/>
  </office:meta>
</office:document-meta>
</file>